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0d3" officeooo:paragraph-rsid="001780d3"/>
    </style:style>
    <style:style style:name="P2" style:family="paragraph" style:parent-style-name="Standard">
      <style:text-properties officeooo:rsid="00187f14" officeooo:paragraph-rsid="00187f14"/>
    </style:style>
    <style:style style:name="P3" style:family="paragraph" style:parent-style-name="Standard">
      <style:text-properties fo:font-size="15pt" officeooo:rsid="00187f14" officeooo:paragraph-rsid="00187f14" style:font-size-asian="15pt" style:font-size-complex="15pt"/>
    </style:style>
    <style:style style:name="P4" style:family="paragraph" style:parent-style-name="Standard">
      <style:text-properties fo:font-size="15pt" officeooo:rsid="0025db36" officeooo:paragraph-rsid="0025db36" style:font-size-asian="15pt" style:font-size-complex="15pt"/>
    </style:style>
    <style:style style:name="P5" style:family="paragraph" style:parent-style-name="Standard">
      <style:text-properties officeooo:rsid="001a1c13" officeooo:paragraph-rsid="001a1c13"/>
    </style:style>
    <style:style style:name="P6" style:family="paragraph" style:parent-style-name="Standard">
      <style:text-properties officeooo:rsid="001d319d" officeooo:paragraph-rsid="001d319d"/>
    </style:style>
    <style:style style:name="P7" style:family="paragraph" style:parent-style-name="Standard">
      <style:text-properties officeooo:rsid="001efb9c" officeooo:paragraph-rsid="001efb9c"/>
    </style:style>
    <style:style style:name="P8" style:family="paragraph" style:parent-style-name="Standard">
      <style:text-properties officeooo:rsid="001feaa3" officeooo:paragraph-rsid="001feaa3"/>
    </style:style>
    <style:style style:name="P9" style:family="paragraph" style:parent-style-name="Standard">
      <style:text-properties officeooo:rsid="002144e0" officeooo:paragraph-rsid="002144e0"/>
    </style:style>
    <style:style style:name="P10" style:family="paragraph" style:parent-style-name="Standard">
      <style:text-properties officeooo:rsid="002144e0" officeooo:paragraph-rsid="002d2750"/>
    </style:style>
    <style:style style:name="P11" style:family="paragraph" style:parent-style-name="Standard">
      <style:text-properties officeooo:rsid="002204b9" officeooo:paragraph-rsid="002204b9"/>
    </style:style>
    <style:style style:name="P12" style:family="paragraph" style:parent-style-name="Standard">
      <style:text-properties officeooo:rsid="002271b7" officeooo:paragraph-rsid="002271b7"/>
    </style:style>
    <style:style style:name="P13" style:family="paragraph" style:parent-style-name="Standard">
      <style:text-properties officeooo:rsid="0024263b" officeooo:paragraph-rsid="0024263b"/>
    </style:style>
    <style:style style:name="P14" style:family="paragraph" style:parent-style-name="Standard">
      <style:text-properties officeooo:rsid="0024263b" officeooo:paragraph-rsid="0025db36"/>
    </style:style>
    <style:style style:name="P15" style:family="paragraph" style:parent-style-name="Standard">
      <style:text-properties officeooo:rsid="0024263b" officeooo:paragraph-rsid="00264312"/>
    </style:style>
    <style:style style:name="P16" style:family="paragraph" style:parent-style-name="Standard">
      <style:text-properties officeooo:rsid="0025db36" officeooo:paragraph-rsid="0025db36"/>
    </style:style>
    <style:style style:name="P17" style:family="paragraph" style:parent-style-name="Standard">
      <style:text-properties officeooo:rsid="0025db36" officeooo:paragraph-rsid="00296aa0"/>
    </style:style>
    <style:style style:name="P18" style:family="paragraph" style:parent-style-name="Standard">
      <style:text-properties officeooo:rsid="0025db36" officeooo:paragraph-rsid="003121f8"/>
    </style:style>
    <style:style style:name="P19" style:family="paragraph" style:parent-style-name="Standard">
      <style:text-properties officeooo:rsid="00264312" officeooo:paragraph-rsid="00264312"/>
    </style:style>
    <style:style style:name="P20" style:family="paragraph" style:parent-style-name="Standard">
      <style:text-properties officeooo:rsid="00275473" officeooo:paragraph-rsid="00275473"/>
    </style:style>
    <style:style style:name="P21" style:family="paragraph" style:parent-style-name="Standard">
      <style:text-properties officeooo:rsid="00275473" officeooo:paragraph-rsid="00296aa0"/>
    </style:style>
    <style:style style:name="P22" style:family="paragraph" style:parent-style-name="Standard">
      <style:text-properties officeooo:rsid="00275473" officeooo:paragraph-rsid="003121f8"/>
    </style:style>
    <style:style style:name="P23" style:family="paragraph" style:parent-style-name="Standard">
      <style:text-properties officeooo:rsid="00276648" officeooo:paragraph-rsid="00276648"/>
    </style:style>
    <style:style style:name="P24" style:family="paragraph" style:parent-style-name="Standard">
      <style:text-properties officeooo:rsid="00276648" officeooo:paragraph-rsid="00296aa0"/>
    </style:style>
    <style:style style:name="P25" style:family="paragraph" style:parent-style-name="Standard">
      <style:text-properties officeooo:rsid="00276648" officeooo:paragraph-rsid="003121f8"/>
    </style:style>
    <style:style style:name="P26" style:family="paragraph" style:parent-style-name="Standard">
      <style:text-properties officeooo:rsid="0027da1d" officeooo:paragraph-rsid="0027da1d"/>
    </style:style>
    <style:style style:name="P27" style:family="paragraph" style:parent-style-name="Standard">
      <style:text-properties officeooo:rsid="0028a872" officeooo:paragraph-rsid="0028a872"/>
    </style:style>
    <style:style style:name="P28" style:family="paragraph" style:parent-style-name="Standard">
      <style:text-properties officeooo:rsid="0028d449" officeooo:paragraph-rsid="0028d449"/>
    </style:style>
    <style:style style:name="P29" style:family="paragraph" style:parent-style-name="Standard">
      <style:text-properties officeooo:rsid="002acef2" officeooo:paragraph-rsid="002acef2"/>
    </style:style>
    <style:style style:name="P30" style:family="paragraph" style:parent-style-name="Standard">
      <style:text-properties officeooo:rsid="002d2750" officeooo:paragraph-rsid="002d2750"/>
    </style:style>
    <style:style style:name="P31" style:family="paragraph" style:parent-style-name="Standard">
      <style:text-properties officeooo:rsid="002e5039" officeooo:paragraph-rsid="002e5039"/>
    </style:style>
    <style:style style:name="P32" style:family="paragraph" style:parent-style-name="Standard">
      <style:text-properties officeooo:rsid="0032bb98" officeooo:paragraph-rsid="0032bb98"/>
    </style:style>
    <style:style style:name="P33" style:family="paragraph" style:parent-style-name="Standard">
      <style:text-properties officeooo:rsid="0032fdf8" officeooo:paragraph-rsid="0032fdf8"/>
    </style:style>
    <style:style style:name="P34" style:family="paragraph" style:parent-style-name="Standard">
      <style:text-properties officeooo:rsid="0034a16e" officeooo:paragraph-rsid="0034a16e"/>
    </style:style>
    <style:style style:name="P35" style:family="paragraph" style:parent-style-name="Standard">
      <style:paragraph-properties fo:break-before="page"/>
      <style:text-properties officeooo:rsid="001feaa3" officeooo:paragraph-rsid="001feaa3"/>
    </style:style>
    <style:style style:name="P36" style:family="paragraph" style:parent-style-name="Standard">
      <style:text-properties officeooo:rsid="0025db36" officeooo:paragraph-rsid="0025db36"/>
    </style:style>
    <style:style style:name="P37" style:family="paragraph" style:parent-style-name="Standard">
      <style:text-properties fo:font-size="15pt" officeooo:rsid="00296aa0" officeooo:paragraph-rsid="00296aa0" style:font-size-asian="15pt" style:font-size-complex="15pt"/>
    </style:style>
    <style:style style:name="P38" style:family="paragraph" style:parent-style-name="Standard">
      <style:text-properties fo:font-size="15pt" officeooo:rsid="00296aa0" officeooo:paragraph-rsid="003121f8" style:font-size-asian="15pt" style:font-size-complex="15pt"/>
    </style:style>
    <style:style style:name="P39" style:family="paragraph" style:parent-style-name="Standard">
      <style:text-properties officeooo:rsid="002acef2" officeooo:paragraph-rsid="003121f8"/>
    </style:style>
    <style:style style:name="P40" style:family="paragraph" style:parent-style-name="Standard">
      <style:text-properties officeooo:rsid="0034a16e" officeooo:paragraph-rsid="0034a16e" loext:padding="0in" loext:border="none"/>
    </style:style>
    <style:style style:name="P41" style:family="paragraph" style:parent-style-name="Standard">
      <style:text-properties officeooo:rsid="0034d205" officeooo:paragraph-rsid="0034d205" loext:padding="0in" loext:border="none"/>
    </style:style>
    <style:style style:name="T1" style:family="text">
      <style:text-properties officeooo:rsid="001a1c13"/>
    </style:style>
    <style:style style:name="T2" style:family="text">
      <style:text-properties officeooo:rsid="001feaa3"/>
    </style:style>
    <style:style style:name="T3" style:family="text">
      <style:text-properties officeooo:rsid="002204b9"/>
    </style:style>
    <style:style style:name="T4" style:family="text">
      <style:text-properties officeooo:rsid="002271b7"/>
    </style:style>
    <style:style style:name="T5" style:family="text">
      <style:text-properties officeooo:rsid="0025db36"/>
    </style:style>
    <style:style style:name="T6" style:family="text">
      <style:text-properties officeooo:rsid="00275473"/>
    </style:style>
    <style:style style:name="T7" style:family="text">
      <style:text-properties officeooo:rsid="00276648"/>
    </style:style>
    <style:style style:name="T8" style:family="text">
      <style:text-properties officeooo:rsid="0028a872"/>
    </style:style>
    <style:style style:name="T9" style:family="text">
      <style:text-properties officeooo:rsid="002acef2"/>
    </style:style>
    <style:style style:name="T10" style:family="text">
      <style:text-properties officeooo:rsid="002ceaed"/>
    </style:style>
    <style:style style:name="T11" style:family="text">
      <style:text-properties officeooo:rsid="0032fdf8"/>
    </style:style>
    <style:style style:name="T12" style:family="text">
      <style:text-properties loext:padding="0in" loext:border="none"/>
    </style:style>
    <style:style style:name="T13" style:family="text">
      <style:text-properties officeooo:rsid="003530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FD</text:p>
      <text:p text:style-name="P1"/>
      <text:p text:style-name="P2">primero la estructura, </text:p>
      <text:p text:style-name="P2">resolucion de nombres, acceso a los datos, gestion de cache, gestion de cerrojos,</text:p>
      <text:p text:style-name="P2"/>
      <text:p text:style-name="P2">Estudio de ejemplos NFS, AFS y Coda</text:p>
      <text:p text:style-name="P2"/>
      <text:p text:style-name="P2">Conceptos básicos,</text:p>
      <text:p text:style-name="P2"/>
      <text:p text:style-name="P2">sistema de ficheros para Sistema Distribuidos,</text:p>
      <text:p text:style-name="P2"/>
      <text:p text:style-name="P2">Sistema de ficheros normal como centralizado</text:p>
      <text:p text:style-name="P2"/>
      <text:p text:style-name="P2">Transparencia</text:p>
      <text:p text:style-name="P2"/>
      <text:p text:style-name="P2">Traduccion de nombres involucra a varios nodos, <text:line-break/>uso de cache afecta a múltiples nodos,</text:p>
      <text:p text:style-name="P2">aspectos de tolerancia a fallos,</text:p>
      <text:p text:style-name="P2"/>
      <text:p text:style-name="P2"/>
      <text:p text:style-name="P2">Caracteristicas deseables del sistema de ficheros distribuidos:</text:p>
      <text:p text:style-name="P2">transparencia,</text:p>
      <text:p text:style-name="P2">fiabilidad,</text:p>
      <text:p text:style-name="P2">rendimiento, </text:p>
      <text:p text:style-name="P2">escalabilidad,</text:p>
      <text:p text:style-name="P2">seguridad</text:p>
      <text:p text:style-name="P2"/>
      <text:p text:style-name="P2">otras caracteristicas</text:p>
      <text:p text:style-name="P2">espacio de nombres unico</text:p>
      <text:p text:style-name="P2">soporte de migracion de ficheros</text:p>
      <text:p text:style-name="P2">soporte para replicacion,</text:p>
      <text:p text:style-name="P2">capacidad para operar en sistemas desconectados</text:p>
      <text:p text:style-name="P2">soporte de hetereogenidad en hardware y Sistema operativo</text:p>
      <text:p text:style-name="P2">integracion en nuevos sistemas de almacenamiento</text:p>
      <text:p text:style-name="P2">paralelismo en acceso a datos de un fichero</text:p>
      <text:p text:style-name="P2"/>
      <text:p text:style-name="P2"/>
      <text:p text:style-name="P3">Estructura del Sistema de Fichero Distribuido</text:p>
      <text:p text:style-name="P3"/>
      <text:p text:style-name="P2">Cliente (nodo con aplicación) – Servidor (nodo con discro)</text:p>
      <text:p text:style-name="P2"/>
      <text:p text:style-name="P2">La arquitectura de Sistema de Ficheros entre cliente y servidor</text:p>
      <text:p text:style-name="P2">- servidor proporciona acceso a ficheros almacenados en sus discos</text:p>
      <text:p text:style-name="P2">- cliente pasarela entre aplicacion y servidor</text:p>
      <text:p text:style-name="P2"/>
      <text:p text:style-name="P2">La arquitectura alternativa</text:p>
      <text:p text:style-name="P2">- servidor proporciona acceso a bloques de disco</text:p>
      <text:p text:style-name="P2">- cliente toda la funcionalidad del sistema de fichero</text:p>
      <text:p text:style-name="P2"/>
      <text:p text:style-name="P2">Arquitectura del Sistema de Ficheros Distribuidos</text:p>
      <text:p text:style-name="P2">Solucion basada en arquitectura tradicional parece sencilla</text:p>
      <text:p text:style-name="P2">- Sistema de ficheros convencional en servidor</text:p>
      <text:p text:style-name="P2">- Exporta servicios locales para abrir, cerrar, leer, escribir, cerrojos,</text:p>
      <text:p text:style-name="P2"/>
      <text:p text:style-name="P2">La repartición del trabajo</text:p>
      <text:p text:style-name="P2">-Resolucion de nombre de fichero</text:p>
      <text:p text:style-name="P2"><text:s/>Cliente y varios servidores involucrados</text:p>
      <text:p text:style-name="P2">- Acceso a los datos</text:p>
      <text:p text:style-name="P2"><text:s/>se puede transferir solo lo pedido, más cantidad, todo el fichero, uso de cache en el cliente, coherencia en múltiples caches</text:p>
      <text:p text:style-name="P2">- Gestion de cerrojos</text:p>
      <text:p text:style-name="P2"><text:s/>que hacer si se cae un cliente en posesion de un cerrojo</text:p>
      <text:p text:style-name="P2">- Otros: migración, replicación, heterogeneidad</text:p>
      <text:p text:style-name="P2"/>
      <text:p text:style-name="P2"/>
      <text:p text:style-name="P2"/>
      <text:p text:style-name="P2"/>
      <text:p text:style-name="P2"/>
      <text:p text:style-name="P3">Operaciones sobre los ficheros</text:p>
      <text:p text:style-name="P2">apertura del fichero: traduccion del nombre</text:p>
      <text:p text:style-name="P2"/>
      <text:p text:style-name="P2">Gestion de nombres</text:p>
      <text:p text:style-name="P2">similar a sistema de ficheros convencionales</text:p>
      <text:p text:style-name="P2"/>
      <text:p text:style-name="P2">espacio de nombres jerárquico basado en directorios</text:p>
      <text:p text:style-name="P2">esquema <text:span text:style-name="T1">de nombres con dos niveles:</text:span></text:p>
      <text:p text:style-name="P2">- <text:span text:style-name="T1">nombre de usuarios (pathname) y nombres internos</text:span></text:p>
      <text:p text:style-name="P2"/>
      <text:p text:style-name="P5">nombre de usario</text:p>
      <text:p text:style-name="P5">- debe de proporcionar transparencia de posicion</text:p>
      <text:p text:style-name="P5"><text:s text:c="2"/></text:p>
      <text:p text:style-name="P5">nombres internos</text:p>
      <text:p text:style-name="P5">- identificador único de fichero (UFID) utilizado por el sistema</text:p>
      <text:p text:style-name="P5"/>
      <text:p text:style-name="P5"/>
      <text:p text:style-name="P5"/>
      <text:p text:style-name="P5">Espacio de nombres</text:p>
      <text:p text:style-name="P5">- espacio de nombres dividido en volúmenes</text:p>
      <text:p text:style-name="P5">- Espacio único mediante composición de volúmenes</text:p>
      <text:p text:style-name="P5"/>
      <text:p text:style-name="P5">Alternativas en la composicion</text:p>
      <text:p text:style-name="P5">- Montar sistema de ficheros remoto sobre la jerarquía local (NFS)</text:p>
      <text:p text:style-name="P5">montaje en cliente: informacion de montaje se almacena en cliente</text:p>
      <text:p text:style-name="P5"/>
      <text:p text:style-name="P5">- Unico espacio de nombres en todas las máquinas (AFS)</text:p>
      <text:p text:style-name="P5">montaje en servidor: informacion de montaje se almacena en servidor</text:p>
      <text:p text:style-name="P5"/>
      <text:p text:style-name="P5"/>
      <text:p text:style-name="P5"/>
      <text:p text:style-name="P5">Resolución de nombres</text:p>
      <text:p text:style-name="P5"/>
      <text:p text:style-name="P5">Traducir una ruta se extiende por varios servidores</text:p>
      <text:p text:style-name="P5"/>
      <text:p text:style-name="P5">- cliente: solicita contenido al servidor y busca (afs)</text:p>
      <text:p text:style-name="P5">- Servidor: realiza parte de la busqueda que le concierne</text:p>
      <text:p text:style-name="P5"><text:s/>alternativas a dirigidas por el servidor (iterativa, transitiva y recursiva)</text:p>
      <text:p text:style-name="P5"/>
      <text:p text:style-name="P5">cache de nombres en clientes</text:p>
      <text:p text:style-name="P5">almacen de relaciones entre rutas y nombres internos</text:p>
      <text:p text:style-name="P5">evitar repetir proceso de resolucion (eficiente)</text:p>
      <text:p text:style-name="P5">necesidad de coherencia (uso de version)</text:p>
      <text:p text:style-name="P5"/>
      <text:p text:style-name="P5">localizacion de ficheros</text:p>
      <text:p text:style-name="P5">- resolucion obtiene nombre interno (UFID)</text:p>
      <text:p text:style-name="P5">uso de UFID con dir de máquina donde fichero está localizado</text:p>
      <text:p text:style-name="P5">uso de UFID que no contenga información de máquinas (AFS)</text:p>
      <text:p text:style-name="P5"><text:s/>permite migracion de volumenes</text:p>
      <text:p text:style-name="P5"><text:s/>requiere esquema de localizacion</text:p>
      <text:p text:style-name="P5"/>
      <text:p text:style-name="P5">posibles esquemas de localizacion</text:p>
      <text:p text:style-name="P5"><text:s/>tablas que mantengan la informacion de la ubicacion</text:p>
      <text:p text:style-name="P5"><text:s/>uso de broadcast para localizar nodo</text:p>
      <text:p text:style-name="P5"/>
      <text:p text:style-name="P5"/>
      <text:p text:style-name="P5">uso de cache para localizaciones en cliente</text:p>
      <text:p text:style-name="P5"/>
      <text:p text:style-name="P5"/>
      <text:p text:style-name="P5"/>
      <text:p text:style-name="P5">Acceso a datos del fichero</text:p>
      <text:p text:style-name="P5">- Una vez abierto el fichero, se tiene info, para acceder al mismo</text:p>
      <text:p text:style-name="P5">- aspectos de diseño involucrados vinculados con acceso a datos</text:p>
      <text:p text:style-name="P5"><text:s text:c="2"/>Semántica de uso concurrente</text:p>
      <text:p text:style-name="P5"><text:s text:c="2"/>modelo de Acceso</text:p>
      <text:p text:style-name="P5"><text:s text:c="2"/>Gestion de cache</text:p>
      <text:p text:style-name="P5"/>
      <text:p text:style-name="P6">Semánticas de uso concurrente</text:p>
      <text:p text:style-name="P6">- sesión: serie de accesos que realiza cliente entre open y close</text:p>
      <text:p text:style-name="P6">- La semántica específica el efecto de varios procesos accediendo de forma simltánea al mismo fichero</text:p>
      <text:p text:style-name="P6"/>
      <text:p text:style-name="P6">Semántica de UNIX</text:p>
      <text:p text:style-name="P6"><text:s/>una lectura ve los efectos de todas las escrituras previas</text:p>
      <text:p text:style-name="P6"><text:s/>el efecto de dos escrituras sucesivas es el de la ultima</text:p>
      <text:p text:style-name="P6"/>
      <text:p text:style-name="P6"/>
      <text:p text:style-name="P6"/>
      <text:p text:style-name="P6">Semántica de sesion (AFS)</text:p>
      <text:p text:style-name="P6">- cambios de fichero abierto, visibles sólo en nodo que lo modificó</text:p>
      <text:p text:style-name="P6">- una vez cerrado, cambios visibles sólo en sesiones posteriores</text:p>
      <text:p text:style-name="P6">- múltiples imágenes simultánes del fichero</text:p>
      <text:p text:style-name="P6">- dos sesiones sobre el mismo fichero que terminan concurrentemente</text:p>
      <text:p text:style-name="P6"><text:s text:c="2"/>la última deja el resultado final</text:p>
      <text:p text:style-name="P6">- No adecuada pra procesos con acceso concurrente a un fichero</text:p>
      <text:p text:style-name="P6"/>
      <text:p text:style-name="P6"/>
      <text:p text:style-name="P6">Modelo de acceso</text:p>
      <text:p text:style-name="P6">- modelo carga / descarga</text:p>
      <text:p text:style-name="P6"><text:s/>transparencias completas del fichero</text:p>
      <text:p text:style-name="P6"><text:s/>localmente se almacena en memoria o discos locales</text:p>
      <text:p text:style-name="P6"><text:s/>Normalmente utiliza semantica de sesion</text:p>
      <text:p text:style-name="P6"><text:s/>eficiencia en las transferencias</text:p>
      <text:p text:style-name="P6"><text:s/>llamada open con mucha latencia</text:p>
      <text:p text:style-name="P6"><text:s text:c="3"/>correspondencia peticion de aplicacion y mensaje de protocolo</text:p>
      <text:p text:style-name="P6"><text:s text:c="3"/>open(): mensaje de descarga</text:p>
      <text:p text:style-name="P6"><text:s text:c="4"/>se realiza traduccion y servidor envia fichero completo</text:p>
      <text:p text:style-name="P6"><text:s text:c="4"/>cliente almacena fichero en cache local</text:p>
      <text:p text:style-name="P6"><text:s text:c="3"/>read()/write()/lseek(): no implica mensajes de protocolo</text:p>
      <text:p text:style-name="P6"><text:s text:c="4"/>lecturas y escrituras sobre copia local</text:p>
      <text:p text:style-name="P6"><text:s text:c="3"/>close(): mensaje de c&lt;arga</text:p>
      <text:p text:style-name="P6"><text:s text:c="4"/>si se ha modificado, se envía fichero completo al servidor</text:p>
      <text:p text:style-name="P6"/>
      <text:p text:style-name="P6"/>
      <text:p text:style-name="P6"/>
      <text:p text:style-name="P6">modelo de servicio remoto</text:p>
      <text:p text:style-name="P6"><text:s/>servidor debe proporcionar todas las operaciones sobre el fichero</text:p>
      <text:p text:style-name="P6"><text:s/>acceso por bloques</text:p>
      <text:p text:style-name="P6"><text:s/>modelo cliente servidor</text:p>
      <text:p text:style-name="P6"/>
      <text:p text:style-name="P6"/>
      <text:p text:style-name="P6"/>
      <text:p text:style-name="P6">modelo de servicio remoto con estado</text:p>
      <text:p text:style-name="P6">correspondencia peticion de aplicacion y mensaje de protocolo</text:p>
      <text:p text:style-name="P6"><text:s/>open() mensaje de apertura</text:p>
      <text:p text:style-name="P6"><text:s text:c="2"/>se realiza traduccion</text:p>
      <text:p text:style-name="P6"><text:s text:c="2"/>servidor habilita zona de memoria para info de la sesion</text:p>
      <text:p text:style-name="P6"><text:s text:c="2"/>retorna id especifico para esa sesion</text:p>
      <text:p text:style-name="P6"><text:s/>read()/write()/lseek(): mensaje de protocolo correspondiente</text:p>
      <text:p text:style-name="P6"><text:s text:c="2"/>mensaje incluye id de <text:s/>sesion</text:p>
      <text:p text:style-name="P6"><text:s text:c="2"/>mensaje incluye lectura y escritura pero no posicion</text:p>
      <text:p text:style-name="P6"><text:s text:c="2"/>uso de información sobre la sesión almacenada en servidor (posicion)</text:p>
      <text:p text:style-name="P6"><text:s/>close() mensaje de cieere</text:p>
      <text:p text:style-name="P6"><text:s text:c="2"/>servidor libera zona de memoria de la sesion</text:p>
      <text:p text:style-name="P6"/>
      <text:p text:style-name="P6">Ventajas con estado</text:p>
      <text:p text:style-name="P6"><text:s/>Mensajes más pequeños, posibilidad de realizar polítcas “inteligentes” <text:s/>en servidor (lectura anticipada), procesamiento de peticiones un poco más eficientes</text:p>
      <text:p text:style-name="P6"/>
      <text:p text:style-name="P28">modelo servcio remoto sin estado</text:p>
      <text:p text:style-name="P28">correspondencia peticion de aplicacion <text:s/>y mensaje de protocolo</text:p>
      <text:p text:style-name="P28"><text:s/>open() mensaje de apertura</text:p>
      <text:p text:style-name="P28"><text:s text:c="2"/>se realiza traduccion</text:p>
      <text:p text:style-name="P28"><text:s text:c="2"/>servidor no habilita zona de memoria para info de sesion (cliente si)</text:p>
      <text:p text:style-name="P28"><text:s text:c="2"/>retorna id interno de fichero UFID</text:p>
      <text:p text:style-name="P28"><text:s/>read()/write() mensaje de protocolo correspondiente</text:p>
      <text:p text:style-name="P28"><text:s text:c="3"/>mensaje autocontenido</text:p>
      <text:p text:style-name="P28"><text:s text:c="3"/>mensaje incluye UFID, tamaño y posicion</text:p>
      <text:p text:style-name="P28"><text:s text:c="2"/>lseek() no implica mensaje de protocolo</text:p>
      <text:p text:style-name="P28"><text:s text:c="2"/>close() no implica mensaje de protocolo</text:p>
      <text:p text:style-name="P28"><text:s text:c="3"/>cliente libera zona de memoria de la sesion</text:p>
      <text:p text:style-name="P6"/>
      <text:p text:style-name="P6"/>
      <text:p text:style-name="P6">Ventajas servicio sin estado</text:p>
      <text:p text:style-name="P6"><text:s/>tolerancia a fallos ante rearranque del servidor, posiblemente menos mensajes, no hay gastos de recursos en servidor por cada cliente</text:p>
      <text:p text:style-name="P6"/>
      <text:p text:style-name="P6"/>
      <text:p text:style-name="P6">Gestión de cache</text:p>
      <text:p text:style-name="P6"/>
      <text:p text:style-name="P7">el empleo de cache permite mejorar el rendimiento</text:p>
      <text:p text:style-name="P7">cache en los servidores: reducen los accesos a disco</text:p>
      <text:p text:style-name="P7"/>
      <text:p text:style-name="P7">cache en los clientes</text:p>
      <text:p text:style-name="P7"><text:s/>reduce el tráfico por la red</text:p>
      <text:p text:style-name="P7"><text:s/>reduce la carga en los servidores</text:p>
      <text:p text:style-name="P7"><text:s/>puede situarse <text:span text:style-name="T2">en discos locales (no permite nodos sin disco)</text:span></text:p>
      <text:p text:style-name="P7"><text:s/><text:span text:style-name="T2">y/o en memoria principal</text:span></text:p>
      <text:p text:style-name="P7"/>
      <text:p text:style-name="P7"><text:s text:c="2"/><text:span text:style-name="T2">empleo de cache de datos en clientes</text:span></text:p>
      <text:p text:style-name="P7"><text:s text:c="3"/><text:span text:style-name="T2">mejora rendimiento y capacadiad de rendimiento</text:span></text:p>
      <text:p text:style-name="P7"><text:s text:c="3"/><text:span text:style-name="T2">introduce problemas de coherencia</text:span></text:p>
      <text:p text:style-name="P7"><text:s text:c="2"/><text:span text:style-name="T2">otros tipos de cache</text:span></text:p>
      <text:p text:style-name="P7"><text:s text:c="3"/><text:span text:style-name="T2">cache de nombres</text:span></text:p>
      <text:p text:style-name="P7"><text:s text:c="3"/><text:span text:style-name="T2">cache de metadatos del sistema de ficheros</text:span></text:p>
      <text:p text:style-name="P7"><text:s text:c="2"/><text:span text:style-name="T2">politicas de gestion de cache de datos</text:span></text:p>
      <text:p text:style-name="P7"><text:s text:c="3"/><text:span text:style-name="T2">politica de actualizacion</text:span></text:p>
      <text:p text:style-name="P7"><text:s text:c="3"/><text:span text:style-name="T2">politica de coherencia</text:span></text:p>
      <text:p text:style-name="P7"><text:s text:c="2"/><text:span text:style-name="T2">enfoque alternativo: cache colaborativa</text:span></text:p>
      <text:p text:style-name="P7"><text:s text:c="3"/><text:span text:style-name="T2">si bloque solicitado está en la cache de otro cliente, se copia de esta</text:span></text:p>
      <text:p text:style-name="P7"/>
      <text:p text:style-name="P8">Politica de actualizacion</text:p>
      <text:p text:style-name="P8"><text:s/>escritura inmediata</text:p>
      <text:p text:style-name="P8"><text:s text:c="2"/>buena fiabilidad</text:p>
      <text:p text:style-name="P8"><text:s text:c="2"/>las escrituras son mas lentas</text:p>
      <text:p text:style-name="P8"><text:s text:c="2"/>mayor fragmentacion en la infomración por la red</text:p>
      <text:p text:style-name="P8"><text:s/>escritura diferida</text:p>
      <text:p text:style-name="P8"><text:s text:c="3"/>escrituras más rapidas</text:p>
      <text:p text:style-name="P8"><text:s text:c="3"/>se reduce el trafico en la red</text:p>
      <text:p text:style-name="P8"><text:s text:c="3"/>los datos pueden borrarse antes de ser enviados al servidor</text:p>
      <text:p text:style-name="P8"><text:s text:c="3"/>mejor fiablidad</text:p>
      <text:p text:style-name="P8"/>
      <text:p text:style-name="P8"/>
      <text:p text:style-name="P35">Coherencia de cache</text:p>
      <text:p text:style-name="P8"><text:s text:c="2"/>el uso de cache en clientes produce problema de coherencia</text:p>
      <text:p text:style-name="P8"><text:s text:c="2"/>estrategia de validación iniciada por el cliente</text:p>
      <text:p text:style-name="P8"><text:s text:c="3"/>cliente contacta con servidor para determinar validez</text:p>
      <text:p text:style-name="P8"><text:s text:c="4"/>en cada acceso, al brir el fichero o periodicamente</text:p>
      <text:p text:style-name="P8"/>
      <text:p text:style-name="P8"><text:s text:c="2"/>estrategia de validacion iniciada por el servidor</text:p>
      <text:p text:style-name="P8"><text:s text:c="3"/>servidor avisa a cliente al detectar que su copia es invalida</text:p>
      <text:p text:style-name="P8"><text:s text:c="3"/></text:p>
      <text:p text:style-name="P8"><text:s text:c="2"/>servidor almacena por cada cliente información sobre qué ficheros guarda</text:p>
      <text:p text:style-name="P8"><text:s text:c="3"/>implica un servicio con estado</text:p>
      <text:p text:style-name="P8"/>
      <text:p text:style-name="P9">coherencia de cache semántica de sesion</text:p>
      <text:p text:style-name="P9"/>
      <text:p text:style-name="P9">AFS v1 </text:p>
      <text:p text:style-name="P30">(video)</text:p>
      <text:p text:style-name="P30">validacion iniciada por cliente</text:p>
      <text:p text:style-name="P30"/>
      <text:p text:style-name="P30">(transparencias)</text:p>
      <text:p text:style-name="P9">- en apertura se contacta con servidor enviando numero de version (o fecha de modificacion) del fichero almacenado en cache local</text:p>
      <text:p text:style-name="P9">- Servidor comprueba si corresponde con version actual:</text:p>
      <text:p text:style-name="P9"><text:s text:c="3"/>en caso contrario, se envia la nueva copia</text:p>
      <text:p text:style-name="P9"/>
      <text:p text:style-name="P9"/>
      <text:p text:style-name="P10">AFS v2</text:p>
      <text:p text:style-name="P30">(video)</text:p>
      <text:p text:style-name="P30">validacion iniciada por servidor</text:p>
      <text:p text:style-name="P30">hace uso de callback para poder contactar con los clientes en caso de invalidacion</text:p>
      <text:p text:style-name="P31">procedimiento</text:p>
      <text:p text:style-name="P31">- el cliente abre un fichero del que no tiene una copia en su disco o dicha copia ya no es válida, contacta con el servidor y se descarga la copia correspondiente (modelo carga/descarga)</text:p>
      <text:p text:style-name="P31">- el servidor ya tiene un callback para ese cliente</text:p>
      <text:p text:style-name="P31">- el servidor debe tener estado, para poder guardar esta informacion y poder contactar eventualmente con los clientes involucrados</text:p>
      <text:p text:style-name="P31">- las siguientes aperturas del fichero por ese cliente no necesitan contactar con el servidor</text:p>
      <text:p text:style-name="P31">- cuando un cliente cierra un fichero modificado,</text:p>
      <text:p text:style-name="P31">1 el cliente lo debe de notificar al servidor volcando dichos datos en el mismo </text:p>
      <text:p text:style-name="P31">2 el servidor debe notificar a todos los nodos con copia local para que estos invaliden la copia</text:p>
      <text:p text:style-name="P31"/>
      <text:p text:style-name="P31">revocacion</text:p>
      <text:p text:style-name="P31"/>
      <text:p text:style-name="P31"/>
      <text:p text:style-name="P31"/>
      <text:p text:style-name="P30"/>
      <text:p text:style-name="P30">(transparencias)</text:p>
      <text:p text:style-name="P9">- si hay copia en cache local, en apertura no se contacta con servidor</text:p>
      <text:p text:style-name="P9">- servidor almacena información de qué clientes tienen copia local</text:p>
      <text:p text:style-name="P9">- Cuando cliente vuelca nueva versión del fichero al servidro</text:p>
      <text:p text:style-name="P9"><text:s text:c="2"/>servidor envía invalidaciones a clientes con copia</text:p>
      <text:p text:style-name="P9">- disminuye numero de mensajes entre cliente y servidor</text:p>
      <text:p text:style-name="P9"><text:s text:c="3"/>mejor rendimiento y escalabilidad</text:p>
      <text:p text:style-name="P9">- dificultad de gestión de callbacks</text:p>
      <text:p text:style-name="P9"><text:s text:c="2"/>no encajan facilmente en modelo cliente – servidor clasico</text:p>
      <text:p text:style-name="P9"/>
      <text:p text:style-name="P9"/>
      <text:p text:style-name="P9">unix</text:p>
      <text:p text:style-name="P9">validacion iniciada por el cliente</text:p>
      <text:p text:style-name="P9"><text:s/>inaplicable</text:p>
      <text:p text:style-name="P9"><text:s text:c="3"/>hay que contactar <text:span text:style-name="T3">con servidor en cada acceso para validar info</text:span></text:p>
      <text:p text:style-name="P11">Validacion iniciada por el servidor 2 ejemplos de protocolos</text:p>
      <text:p text:style-name="P11"><text:s/>Prot1 control en la apertura con la desactivación de la cache</text:p>
      <text:p text:style-name="P11"><text:s text:c="2"/>Servidor guarda info de qué clientes tienen abierto un fichero</text:p>
      <text:p text:style-name="P11"><text:s text:c="2"/>Si acceso concurrente conflictivo</text:p>
      <text:p text:style-name="P11"><text:s text:c="2"/>En open() cliente contacta con servidor especificando</text:p>
      <text:p text:style-name="P11"><text:s text:c="2"/>- modo de acceso + numero de version de copia en la cache (si la hay)</text:p>
      <text:p text:style-name="P11"><text:s text:c="2"/>- si no hay conflicto de acceso</text:p>
      <text:p text:style-name="P11"><text:s text:c="5"/>si la version del cliente en cache es más antigua, se indica que la invalide</text:p>
      <text:p text:style-name="P11"><text:s text:c="2"/>- si la peticion produce un conflicto de acceso</text:p>
      <text:p text:style-name="P11"><text:s text:c="5"/>se le envía a lo clientes con el fichero abierto una orden de invalidación y desactivación de la cache para ese fichero</text:p>
      <text:p text:style-name="P11"><text:s text:c="7"/>si era un escritor se le pide un volcado previo</text:p>
      <text:p text:style-name="P11"><text:s text:c="5"/>se <text:span text:style-name="T4">indica al cliente que invalide y descative la cache para ese fichero</text:span></text:p>
      <text:p text:style-name="P11">- <text:span text:style-name="T4">si la peticion se encuentra que ya hay conflicto</text:span></text:p>
      <text:p text:style-name="P11"><text:s text:c="5"/>se <text:span text:style-name="T4">indica al cliente que invalide y descative la cache para ese fichero</text:span></text:p>
      <text:p text:style-name="P11"/>
      <text:p text:style-name="P11"><text:s text:c="2"/></text:p>
      <text:p text:style-name="P11"/>
      <text:p text:style-name="P11"><text:s/>Prot2 uso de tokens</text:p>
      <text:p text:style-name="P9"><text:s/><text:span text:style-name="T4">para realizar operacion se requiere token correspondiente</text:span></text:p>
      <text:p text:style-name="P9"><text:s text:c="3"/><text:span text:style-name="T4">token (de lectura o escritura) asociado a un rango de bytes</text:span></text:p>
      <text:p text:style-name="P9"><text:s text:c="2"/><text:span text:style-name="T4">si cliente solicita operación y no está presente token requerido en su nodo, se solicita al servidor de ficheros</text:span></text:p>
      <text:p text:style-name="P9"><text:s text:c="2"/><text:span text:style-name="T4">para una zona de un fichero, el servidor puede generar múltiples tokens de lectura pero sólo uno de escritura</text:span></text:p>
      <text:p text:style-name="P9"><text:s/><text:span text:style-name="T4">si existen múltiples tokens de lectura y llega solicitud de escirtor, servidor reclama los tokens</text:span></text:p>
      <text:p text:style-name="P9">- <text:span text:style-name="T4">cliente devuelve token e invalida bloques de cache afectados</text:span></text:p>
      <text:p text:style-name="P9">- <text:span text:style-name="T4">cuando todos devueltos, servidor manda token de escritura</text:span></text:p>
      <text:p text:style-name="P9"><text:s/><text:span text:style-name="T4">si hay un token de escritura y llega solicitud de lectura o escritura, servidor reclama el token</text:span></text:p>
      <text:p text:style-name="P9"/>
      <text:p text:style-name="P9"><text:s/></text:p>
      <text:p text:style-name="P12">Servidor con estado basado en leases</text:p>
      <text:p text:style-name="P12"><text:s/>Semantica UNIX requiere servicio con estado</text:p>
      <text:p text:style-name="P12"><text:s/>Lease concesion con plazo de expliracion</text:p>
      <text:p text:style-name="P12"><text:s text:c="3"/>necesita renovarse</text:p>
      <text:p text:style-name="P12"><text:s text:c="3"/>aplicable a otros servicios además de la coherencia</text:p>
      <text:p text:style-name="P12"><text:s/>Prot 2 ampliado token tiene un plazo de expiracion</text:p>
      <text:p text:style-name="P12"><text:s text:c="3"/>pasado el plazo cliente considera que token ya no es valido</text:p>
      <text:p text:style-name="P12"><text:s text:c="3"/>tiene que volver a solicitarlo</text:p>
      <text:p text:style-name="P12"><text:s text:c="3"/>permite tener servidor con estado pero fácil recuperacion</text:p>
      <text:p text:style-name="P12"/>
      <text:p text:style-name="P12"/>
      <text:p text:style-name="P12">Gestion de Cerrojos</text:p>
      <text:p text:style-name="P12">Sistema de Ficheros distribuido cerrojos de lectura/escriura</text:p>
      <text:p text:style-name="P12"><text:s text:c="2"/>multiples lectores y un solo escritor</text:p>
      <text:p text:style-name="P12">Peticiones lock()/unlock() generan mensajes correspondientes</text:p>
      <text:p text:style-name="P12"><text:s text:c="2"/>- lock(): si factible retorna OK, si no no responde</text:p>
      <text:p text:style-name="P12"><text:s text:c="2"/>- unlock(): envía OK a cliente</text:p>
      <text:p text:style-name="P12">Requiere un servicio con estado</text:p>
      <text:p text:style-name="P12"><text:s/>- servidor almacena que clientes tienen un cerrojo de un fichero y cuales en espera</text:p>
      <text:p text:style-name="P12">Problema: cliente con cerrojo puede caerse</text:p>
      <text:p text:style-name="P12"><text:s text:c="2"/>solucion habitual: uso de leases</text:p>
      <text:p text:style-name="P12"><text:s text:c="2"/>cliente con cerrojo debe renovarlo periodicamente</text:p>
      <text:p text:style-name="P12"/>
      <text:p text:style-name="P4">Network File System</text:p>
      <text:p text:style-name="P16"/>
      <text:p text:style-name="P16">hecho por Sun</text:p>
      <text:p text:style-name="P16"/>
      <text:p text:style-name="P16"/>
      <text:p text:style-name="P16"/>
      <text:p text:style-name="P16">Especificacion de un protocolo para acceso a ficheros remotos</text:p>
      <text:p text:style-name="P16">Estandar diseñado para entornos heterogeneos <text:span text:style-name="T10">(diferentes hardware y SO)</text:span></text:p>
      <text:p text:style-name="P16">Independencia gracias al uso de RPC/XDR de ONC</text:p>
      <text:p text:style-name="P16">Seguridad basada en <text:s/>RPC segura</text:p>
      <text:p text:style-name="P16">Compartición: máquina monta directorio remoto en sistema de fichero local</text:p>
      <text:p text:style-name="P16"><text:s text:c="2"/>espacio de nombres es diferente en cada máquina</text:p>
      <text:p text:style-name="P16">NO da soporte a migracion ni replicación</text:p>
      <text:p text:style-name="P16">Comprende protcolos</text:p>
      <text:p text:style-name="P16"/>
      <text:p text:style-name="P14">Protocolo de montaje</text:p>
      <text:p text:style-name="P13"><text:s/>Establece una conexion lógica entre el servidor y el cliente</text:p>
      <text:p text:style-name="P13"><text:s/>Cada máquina incluye una lista de exportacion</text:p>
      <text:p text:style-name="P13"><text:s text:c="2"/>qué arboles exporta y quién puede montarlos</text:p>
      <text:p text:style-name="P13"><text:s/>Petición de montaje <text:span text:style-name="T5">incluye maquina y directorio remotos</text:span></text:p>
      <text:p text:style-name="P13"><text:s text:c="2"/><text:span text:style-name="T5">se convierte en RPC al servidor de montaje remoto</text:span></text:p>
      <text:p text:style-name="P13"><text:s text:c="2"/><text:span text:style-name="T5">si permiso en lista, devuelve un identificador opaco</text:span></text:p>
      <text:p text:style-name="P13"><text:s/><text:span text:style-name="T5">La operacion de montaje solo afecta al cliente no al servidor</text:span></text:p>
      <text:p text:style-name="P13"><text:s/><text:span text:style-name="T5">Aspectos proporcionados por algunas implementaciones</text:span></text:p>
      <text:p text:style-name="P13"><text:s text:c="2"/><text:span text:style-name="T5">montajes hard o soft: en montaje, si servidor no responde…</text:span></text:p>
      <text:p text:style-name="P13"><text:s text:c="3"/><text:span text:style-name="T5">espera ilimitada (hard) o plazo máximo de espera (soft)</text:span></text:p>
      <text:p text:style-name="P13"><text:s text:c="2"/><text:span text:style-name="T5">automontaje: no solicita montaje hasta acceso a ficheros</text:span></text:p>
      <text:p text:style-name="P13"/>
      <text:p text:style-name="P16">Protocolo <text:span text:style-name="T6">NFS</text:span></text:p>
      <text:p text:style-name="P19">Ofrece RPCs para realizar operaciones sobre ficheros remotos</text:p>
      <text:p text:style-name="P19"><text:s/>Busqueda de un fichero en un directorio (LOOKUP)<text:line-break/> Lectura de entradas de directorio</text:p>
      <text:p text:style-name="P19"><text:s/>Manipulacion de enlaces y directorios</text:p>
      <text:p text:style-name="P19"><text:s/>Acceso a los atributos de un fichero</text:p>
      <text:p text:style-name="P15"><text:s/><text:span text:style-name="T6">Lectura y escritura. En version 2 escritura síncrona en disco de servidor</text:span></text:p>
      <text:p text:style-name="P15"><text:s text:c="2"/><text:span text:style-name="T6">versión 3 permite asíncrona</text:span></text:p>
      <text:p text:style-name="P20">Servidores NFS sin estado (no en version 4)</text:p>
      <text:p text:style-name="P20"><text:s/>operaciones autocontenidas</text:p>
      <text:p text:style-name="P20">OPEN reemplazado por LOOKUP (no hay CLOSE)</text:p>
      <text:p text:style-name="P20"><text:s/>traducción iterativa componente a componente</text:p>
      <text:p text:style-name="P20"><text:s text:c="2"/>LOOKUP(handle de directorio, fichero)</text:p>
      <text:p text:style-name="P20"><text:s/>El protocolo no ofrece mecanismos de controlo de concurrencia</text:p>
      <text:p text:style-name="P20"/>
      <text:p text:style-name="P20">Implementación Sun/NFS</text:p>
      <text:p text:style-name="P20">Arquitectura basada en sistema de ficheros virutal (vfs)</text:p>
      <text:p text:style-name="P20">Vnodo apunta a un nodo-i local o a uno remoto (Rnodo)</text:p>
      <text:p text:style-name="P20">Cada Rnode contiene handle del fichero remoto</text:p>
      <text:p text:style-name="P20">Contenido del handle depende de sistema remoto</text:p>
      <text:p text:style-name="P20">En sistemas UNIX se usa un handle con tres campos</text:p>
      <text:p text:style-name="P20"><text:s text:c="2"/>- ide del sistema de ficheros</text:p>
      <text:p text:style-name="P20"><text:s text:c="2"/>- numero de i nodo</text:p>
      <text:p text:style-name="P20"><text:s text:c="2"/>- numero del versión del i nodo (se incrementa en cada reutilizacion)</text:p>
      <text:p text:style-name="P20">En montaje se obtiene handle de la raíz del subárbol montado</text:p>
      <text:p text:style-name="P20">Posteriores operaciones lookup obtienen sucesivos handles</text:p>
      <text:p text:style-name="P20"/>
      <text:p text:style-name="P20"/>
      <text:p text:style-name="P20">Acceso a ficheros en Sun/NFS</text:p>
      <text:p text:style-name="P20">Las transferencias se realizan en bloques de 8 KB</text:p>
      <text:p text:style-name="P20">Los bloques se almacenan en la cache de los clientes</text:p>
      <text:p text:style-name="P20">Los clientes realizan lecturas adelantadas de un bloque</text:p>
      <text:p text:style-name="P20">Las escrituras se realizan localmente</text:p>
      <text:p text:style-name="P20">Los bloques se envían al servidor cuando se completan o cierran el fichero</text:p>
      <text:p text:style-name="P20">Cache del servidor</text:p>
      <text:p text:style-name="P20">- escritura síncrona o asíncrona según lo indicado por el cliente</text:p>
      <text:p text:style-name="P20"/>
      <text:p text:style-name="P20">3 tipos de cache en el cliente</text:p>
      <text:p text:style-name="P20">- cache de nombres para acelerar las traducciones</text:p>
      <text:p text:style-name="P20">- cache de atributos de ficheros y directorios (fechas, dueño)</text:p>
      <text:p text:style-name="P20">- cache de bloques de ficheros y driectorios</text:p>
      <text:p text:style-name="P20"/>
      <text:p text:style-name="P20">Coherencia de cache en Sun/NFS</text:p>
      <text:p text:style-name="P20">No asegura ninguna semantica</text:p>
      <text:p text:style-name="P20">Validacion dirigida por el cliente</text:p>
      <text:p text:style-name="P20">Toda operacion sobre un fichero devuelve sus atributos</text:p>
      <text:p text:style-name="P20">Si los <text:span text:style-name="T7">atributos indican que el fichero se ha modificado</text:span></text:p>
      <text:p text:style-name="P20"><text:s/><text:span text:style-name="T7">se invalidan los datos del fichero en cache de bloques</text:span></text:p>
      <text:p text:style-name="P23">Entradas de cache de bloques y atributos tienen un tiempo de vida</text:p>
      <text:p text:style-name="P23">Si no se acceden en ese periodo se descartan</text:p>
      <text:p text:style-name="P23"/>
      <text:p text:style-name="P23">Novedades de la version 4</text:p>
      <text:p text:style-name="P23">Servicio con estado basado en leases (hay OPEN y CLOSE)</text:p>
      <text:p text:style-name="P23">Diiseñado para ser usado en internet</text:p>
      <text:p text:style-name="P23">Integra protocolo de montaje y de cerrojos</text:p>
      <text:p text:style-name="P23">- un solo puerto fijo (2049): facilita atravesar cortafuegos</text:p>
      <text:p text:style-name="P23">Empaquetamiento de operaciones:</text:p>
      <text:p text:style-name="P23">- una llamada RPC (COMPOUND) con múltiples operaciones</text:p>
      <text:p text:style-name="P23">Operaciones LOOKUP puede resolver el camino completo</text:p>
      <text:p text:style-name="P23">- montajes en el servidor visibles por el cliente</text:p>
      <text:p text:style-name="P23">Uso de listas de control de acceso (ACL)</text:p>
      <text:p text:style-name="P23">Atributos de fichero incluye un mecanismo de extensibilidad</text:p>
      <text:p text:style-name="P23"/>
      <text:p text:style-name="P23"/>
      <text:p text:style-name="P20"/>
      <text:p text:style-name="P20"/>
      <text:p text:style-name="P4">Andrew File System</text:p>
      <text:p text:style-name="P16"/>
      <text:p text:style-name="P23">SFD desarrollado en Carnegie_Mellon (desde 1983)</text:p>
      <text:p text:style-name="P23">Sistemas distribuidos a gran escala</text:p>
      <text:p text:style-name="P23">Distingue entre nodos cliente y servidores dedicados</text:p>
      <text:p text:style-name="P23">- los nodos cliente tienen que tener disco</text:p>
      <text:p text:style-name="P23">Ofrece a clientes dos espacios de nombres</text:p>
      <text:p text:style-name="P23">- local y compartido</text:p>
      <text:p text:style-name="P23">- espacio local solo para ficheros temporales</text:p>
      <text:p text:style-name="P23">Servidores gestionan el espacio compartido</text:p>
      <text:p text:style-name="P23"/>
      <text:p text:style-name="P23">Estructura de AFS</text:p>
      <text:p text:style-name="P23"/>
      <text:p text:style-name="P23">Dos componentes que ejecutan proceso de usuario</text:p>
      <text:p text:style-name="P23">Venus:</text:p>
      <text:p text:style-name="P23">- ejecuta en los clientes</text:p>
      <text:p text:style-name="P23">- SO le redirecciona peticiones sobre ficheros compartidos</text:p>
      <text:p text:style-name="P23">- realiza las traducciones de nombres de fichero</text:p>
      <text:p text:style-name="P23"><text:s text:c="2"/>resolucion dirigida por el cliente</text:p>
      <text:p text:style-name="P23"><text:s text:c="2"/>cliente lee directorios: requiere formato homogéneo en el sistema</text:p>
      <text:p text:style-name="P23"/>
      <text:p text:style-name="P23">Vice</text:p>
      <text:p text:style-name="P23">- ejecuta en los servidores</text:p>
      <text:p text:style-name="P23">- procesa solicitudes remotas de clientes</text:p>
      <text:p text:style-name="P23">Usan sistemas de ficheros UNIX como almacén de bajo nivel</text:p>
      <text:p text:style-name="P23"/>
      <text:p text:style-name="P26">Espacio de nombres compartido</text:p>
      <text:p text:style-name="P26">los ficheros se agrupan en volúmenes</text:p>
      <text:p text:style-name="P26">- unidad más pequeña que un sistema de ficheros UNIX</text:p>
      <text:p text:style-name="P26">Cada fichero tiene identificador único (UFID: 96 bits)</text:p>
      <text:p text:style-name="P26">- numero de volumen</text:p>
      <text:p text:style-name="P26">- numero de vnodo (dentro del volumen)</text:p>
      <text:p text:style-name="P26">- numero unico: permite reutilizar numeros de vnodo</text:p>
      <text:p text:style-name="P26">Los UFID son transparentes de la posicion</text:p>
      <text:p text:style-name="P26">- un volumen pueden cambiar de un servidor a otro</text:p>
      <text:p text:style-name="P26">Soporte a la migración de volumenes</text:p>
      <text:p text:style-name="P26">Estrategia de localización</text:p>
      <text:p text:style-name="P26">- número de volumen</text:p>
      <text:p text:style-name="P26">- tabla replicada en cada servidor</text:p>
      <text:p text:style-name="P26">- cliente mantiene una cache de localizacion</text:p>
      <text:p text:style-name="P26"><text:s text:c="2"/>si falla repite proceso de localizacion</text:p>
      <text:p text:style-name="P26"/>
      <text:p text:style-name="P26"/>
      <text:p text:style-name="P26">Acceso a ficheros</text:p>
      <text:p text:style-name="P26">Modelo de carga/descarga</text:p>
      <text:p text:style-name="P26">- En open() servidor transfiere fichero completo al cliente</text:p>
      <text:p text:style-name="P26">- Version actual fragmentos de 64KB</text:p>
      <text:p text:style-name="P26">Venus actual almacena el fichero en la cache local de los clientes</text:p>
      <text:p text:style-name="P26">- Se utiliza el disco local (la cache es no volátil)</text:p>
      <text:p text:style-name="P26">Lecturas/escrituras localmente sin intervenir Venus</text:p>
      <text:p text:style-name="P26">- Cache de UNIX opera aunque de manera transparente a AFS</text:p>
      <text:p text:style-name="P26">Cuando un proceso cierra un fichero (close)</text:p>
      <text:p text:style-name="P26">- Si se ha modificado <text:span text:style-name="T8">se envía al servidor</text:span></text:p>
      <text:p text:style-name="P26">- <text:span text:style-name="T8">Se mantiene en cache local para futuras sesiones</text:span></text:p>
      <text:p text:style-name="P27">Modificaciones de directorios y atributos directamente al servidor</text:p>
      <text:p text:style-name="P27"/>
      <text:p text:style-name="P27">Coherencia de cache </text:p>
      <text:p text:style-name="P27">Semantica de sesión</text:p>
      <text:p text:style-name="P27">Validación iniciada por servidor basada en callbacks</text:p>
      <text:p text:style-name="P27">Cuando cliente abre fichero del que no tiene copia local (o no es válida), contacta con el servidor</text:p>
      <text:p text:style-name="P27">- el servidor “anota” que el fichero tiene un callback para ese cliente</text:p>
      <text:p text:style-name="P27">Siguientes apertruas del fichero no contactan con servidor</text:p>
      <text:p text:style-name="P27">Cuando cliente cierra un fichero que ha modificado:</text:p>
      <text:p text:style-name="P27">- lo notifica y lo vuelca al servidor</text:p>
      <text:p text:style-name="P27">- servidor avisa a los nodos con copia local para que la invaliden:</text:p>
      <text:p text:style-name="P27"><text:s text:c="3"/>evoca el callback</text:p>
      <text:p text:style-name="P27">- solicitud en paralelo usando una multiRPC</text:p>
      <text:p text:style-name="P27">Cuando llega una revocación del nodo</text:p>
      <text:p text:style-name="P27">- procesos con ficher abierto continúan accediendo</text:p>
      <text:p text:style-name="P27">- <text:span text:style-name="T9">nueva apertura cargará el nuevo contenido desde el servidor</text:span></text:p>
      <text:p text:style-name="P29">Los clientes de afs asumen que los datos en su cache son válidos mientras no se notifique lo contrario</text:p>
      <text:p text:style-name="P29">El servidor almacena por cada fichero una lista de clientes que tiene copia del fichero en su cache</text:p>
      <text:p text:style-name="P27"/>
      <text:p text:style-name="P21"/>
      <text:p text:style-name="P37">Coda</text:p>
      <text:p text:style-name="P17"/>
      <text:p text:style-name="P24">SFD <text:span text:style-name="T9">descendiente de AFS orientado a proporcionar alta disponibilidad mediante replicación de volúmenes</text:span></text:p>
      <text:p text:style-name="P29">Lectura de cualquier copia – Escritura en todas</text:p>
      <text:p text:style-name="P29">Si red partida: cliente actualiza copias accesibles</text:p>
      <text:p text:style-name="P29"/>
      <text:p text:style-name="P29">En reconexion se comparan contadores de las copias</text:p>
      <text:p text:style-name="P29"/>
      <text:p text:style-name="P29">Permite operacion desconectada del cliente</text:p>
      <text:p text:style-name="P23"><text:s/></text:p>
      <text:p text:style-name="P23"/>
      <text:p text:style-name="P22"/>
      <text:p text:style-name="P38">Sistemas de Ficheros Distribuidos Paralelos</text:p>
      <text:p text:style-name="P18"/>
      <text:p text:style-name="P25"/>
      <text:p text:style-name="P39">Necesidad de E/S paralela</text:p>
      <text:p text:style-name="P32">Ciertas aplicaciones manejan repositorios masivos de datos</text:p>
      <text:p text:style-name="P32">- Requieren numero enorme de operaciones E/S sobre dispositivos de almacenamiento</text:p>
      <text:p text:style-name="P32">Crecimiento muy signifiicativo de capacidad de discos</text:p>
      <text:p text:style-name="P32">- Per<text:span text:style-name="T13">o</text:span> no de sus prestaciones: ancho de banda y latencia</text:p>
      <text:p text:style-name="P32">Crisis E/S: desequilibrio entre capacidad procesamiento y E/S</text:p>
      <text:p text:style-name="P32">- Afecta a aplicaciones con fuerte componente de E/S</text:p>
      <text:p text:style-name="P32">Misma solucion que para computo: uso de paralelismo</text:p>
      <text:p text:style-name="P32"/>
      <text:p text:style-name="P32">Entrada/Salida paralela</text:p>
      <text:p text:style-name="P32">- Distribucion de datos entre multiples dispositivos de almacenamiento</text:p>
      <text:p text:style-name="P32">- Acceso paralelo a los mismos</text:p>
      <text:p text:style-name="P32">-Debido a alta latencia, mejor cuanto mayor sea</text:p>
      <text:p text:style-name="P25"/>
      <text:p text:style-name="P25"/>
      <text:p text:style-name="P32">Conexion de dispositivos de almacenamiento</text:p>
      <text:p text:style-name="P32">DAS Direct-attached storage</text:p>
      <text:p text:style-name="P32">- Solucion clasica: disco asociado a nodo</text:p>
      <text:p text:style-name="P32">NAS Network-attached storage</text:p>
      <text:p text:style-name="P32">- Nodo que gestiona un conjunto de discos</text:p>
      <text:p text:style-name="P32">SAN: Storage Area Networks</text:p>
      <text:p text:style-name="P32">- Red dedicada a almacenamiento</text:p>
      <text:p text:style-name="P32">- Redes comunicacion separadas para datos de aplicacion y ficheros</text:p>
      <text:p text:style-name="P32">- Conectividad total entre nodos y dispositvos</text:p>
      <text:p text:style-name="P32"><text:s text:c="2"/>Cualquier nodo accede directamente a cualquier dispositivo</text:p>
      <text:p text:style-name="P32">- Conectividad entre dispositivos</text:p>
      <text:p text:style-name="P32"><text:s text:c="2"/>Copias directas entre dispositivos (agiliza backups, replicacion, etc)</text:p>
      <text:p text:style-name="P25"><text:s/></text:p>
      <text:p text:style-name="P12"><text:s/></text:p>
      <text:p text:style-name="P32">Sistemas de ficheros para E/S paralela</text:p>
      <text:p text:style-name="P32"/>
      <text:p text:style-name="P32">Sistemas de ficheros paralelos</text:p>
      <text:p text:style-name="P32">Uso de stripping</text:p>
      <text:p text:style-name="P32">- Datos de fichero distribuidos entre discos del sistema</text:p>
      <text:p text:style-name="P32">- Similar a RAID 0 per por software y entre varios nodos</text:p>
      <text:p text:style-name="P32">Shared disk file systems</text:p>
      <text:p text:style-name="P32">Nivel inferior: servicio de almacenamiento distribuido</text:p>
      <text:p text:style-name="P32">- Proporcionado por la SAN</text:p>
      <text:p text:style-name="P32">- Si no SAN, módulo de servicio de disco en cada nodo E/S (NES)</text:p>
      <text:p text:style-name="P32">Nivel superior: sistema de ficheros en cada nodo de cómputo (NC)</text:p>
      <text:p text:style-name="P32">- Cada NC accede a los discos como si fueran locales</text:p>
      <text:p text:style-name="P32">- Cada NC gestiona la meta informacion <text:span text:style-name="T11">de los datos que accede</text:span></text:p>
      <text:p text:style-name="P32">- <text:span text:style-name="T11">Se requiere un mecanismo de cerrojos distribuidos</text:span></text:p>
      <text:p text:style-name="P32"/>
      <text:p text:style-name="P32"/>
      <text:p text:style-name="P33">Stripping</text:p>
      <text:p text:style-name="P33">Bloques de fichero repartidos round-robin en discos de un SF</text:p>
      <text:p text:style-name="P33">Tamaño bloque T entre 16 K y 1M: típico 256K</text:p>
      <text:p text:style-name="P33">- Si SF formado por RAIDs: <text:s/>T múltiplo de tamaño franja de RAID</text:p>
      <text:p text:style-name="P33">- Ficheros pequeños y colas de ficheros: subbloques de hasta T/32</text:p>
      <text:p text:style-name="P33">Lecturas y escrituras de un nodo aprovechan paralelismo</text:p>
      <text:p text:style-name="P33">- Uso de prefetching en lecturas con deteccion de patrones de acceso</text:p>
      <text:p text:style-name="P33"><text:s text:c="2"/>secuencial directo e inverso y con saltos regulares</text:p>
      <text:p text:style-name="P33"><text:s text:c="3"/>en caso de patron de acceso irregular aplicacion puede especificarlo</text:p>
      <text:p text:style-name="P33">- Uso de write-behind para escrituras paralelas en discos</text:p>
      <text:p text:style-name="P33">Si discos de un SF no uniformes en tamaño y/o prestaciones</text:p>
      <text:p text:style-name="P33">- Configuracion maximizando rendimiento o prestaciones</text:p>
      <text:p text:style-name="P33"/>
      <text:p text:style-name="P33">Paralelismo y control de coherencia</text:p>
      <text:p text:style-name="P33">SF gestiona diversos tipos de objetos</text:p>
      <text:p text:style-name="P33">- Datos de los ficheros</text:p>
      <text:p text:style-name="P33">- Metadatos del fichero: inodo y bloques indirectos</text:p>
      <text:p text:style-name="P33">- Metadatos del sistema de ficheros: informacion de espacio libre</text:p>
      <text:p text:style-name="P33">SF usa caché de objetos en nodo de cómputo</text:p>
      <text:p text:style-name="P33">- Necesidad de coherencia en gestión de caches</text:p>
      <text:p text:style-name="P34">Si objeto se extiende por varios dispositvos</text:p>
      <text:p text:style-name="P34">- Necesidad de coherencia si se requiere actualización atómica</text:p>
      <text:p text:style-name="P34">Solución basada en gestor de cerrojos</text:p>
      <text:p text:style-name="P34"/>
      <text:p text:style-name="P34">Gestor de cerrojos distribuidos</text:p>
      <text:p text:style-name="P34">Gestor de tokens (GT) único en sistema ejecutando en un NC</text:p>
      <text:p text:style-name="P34">- Posible problema de escalabilidad y punto único de fallo</text:p>
      <text:p text:style-name="P34">Gestiona tokens lectura/escritura para distintos tipos de objetos</text:p>
      <text:p text:style-name="P34">- Rangos de bytes, inodos, mapas de reservas de bloques e inodos</text:p>
      <text:p text:style-name="P34"/>
      <text:p text:style-name="P34">Doble rol del token</text:p>
      <text:p text:style-name="P34">- Control acceso paralelo a objeto + control de cache del objeto</text:p>
      <text:p text:style-name="P34"><text:s text:c="3"/>Cache válida se se posee el token; volcado de cambios al perderlo</text:p>
      <text:p text:style-name="P34">Operacion en NC requiere token para cierto objeto</text:p>
      <text:p text:style-name="P34">- <text:s/>Lo solicita a GT y lo mantiene para posteriores operaciones en ese NC</text:p>
      <text:p text:style-name="P34"><text:s text:c="2"/>Hasta que operacion conflictiva en otro NC causa revocación</text:p>
      <text:p text:style-name="P34">Escalabilidad <text:s/>GT: minimizar su intervención</text:p>
      <text:p text:style-name="P34">- Solicitud múltiples tokens en un sola peticion</text:p>
      <text:p text:style-name="P34">- NC que requiere token solicita directamente revocacion a NC</text:p>
      <text:p text:style-name="P34">- Nuevo fichero reutiliza inodo manteniendo tokens asociados al mismo</text:p>
      <text:p text:style-name="P34"/>
      <text:p text:style-name="P34">Coherencia en acceso a datos</text:p>
      <text:p text:style-name="P34">Protocolo basado en tokens asociados a rangos de bytes</text:p>
      <text:p text:style-name="P34">Optimizacion en la gestion de tokens</text:p>
      <text:p text:style-name="P34">1. Prcoeso lee/escribe fichero usando N llamadas: 1 unico token</text:p>
      <text:p text:style-name="P34"><text:s text:c="2"/>En Prot 2: N peticiones de token para rangos correspondientes</text:p>
      <text:p text:style-name="P34">2. M procesa escribe en fichero (1/M cada uno) con N llamadas/pr: M tokens</text:p>
      <text:p text:style-name="P34"><text:s text:c="3"/>En Prot2: M*N peticiones de token para rangos correspondientes</text:p>
      <text:p text:style-name="P34">Solicitud de token incluye dos ranogs</text:p>
      <text:p text:style-name="P34"><text:s/>Rango requerido el especificado en operacion read/write</text:p>
      <text:p text:style-name="P34"><text:s/>Rango deseado al que podría querer acceder en el futuro</text:p>
      <text:p text:style-name="P34"><text:s text:c="3"/>Si acceso secuecial directo, hasta el inifinito</text:p>
      <text:p text:style-name="P34"/>
      <text:p text:style-name="P34">Resolucion de solicitud</text:p>
      <text:p text:style-name="P34"><text:s/>Se revocan tokens que entran en conflicto con rango requerido</text:p>
      <text:p text:style-name="P34"><text:s/>Se concedo rango </text:p>
      <text:p text:style-name="P34"/>
      <text:p text:style-name="P34">Optimizacion en gestion de tokens</text:p>
      <text:p text:style-name="P34">1. En primera escritura/lectura a F, rango deseado</text:p>
      <text:p text:style-name="P34">- Si ningun otro cliente, accede a F, no más peticiones de tokens</text:p>
      <text:p text:style-name="P34">- Por tanto, el proceso solo pide un token</text:p>
      <text:p text:style-name="P34">2. Aplicacion con M procesos crea fichero: 1/M parte de cada uno</text:p>
      <text:p text:style-name="P34">- P1: <text:span text:style-name="T12">d=open(F); write(d,b,TAM_BLOQ)</text:span></text:p>
      <text:p text:style-name="P40"><text:s text:c="2"/>P1 obtiene token [0, inf]</text:p>
      <text:p text:style-name="P41">- P2: d=open(F); write(d,b,TAM_BLOQ)</text:p>
      <text:p text:style-name="P41"><text:s/>P2 obtiene token [1/N, inf], P1 ajusta su token [0,1/N]</text:p>
      <text:p text:style-name="P41">- P3: d=open(F); lseek(d,SEEK_SET,2/N);write(d,b,TAM_BLOQ)</text:p>
      <text:p text:style-name="P41"><text:s/>P3 obitene token [2/N, inf], P2 ajusta[1/N,2/N-1], P1 token [0,1/N-1]</text:p>
      <text:p text:style-name="P41"/>
      <text:p text:style-name="P41">Por tanto cada proceso pide un solo token</text:p>
      <text:p text:style-name="P41"/>
      <text:p text:style-name="P41">Coherencia acceso metadatos fichero</text:p>
      <text:p text:style-name="P41">Modificaciones concurrentes a metadatos de fichero</text:p>
      <text:p text:style-name="P41">Uso de token de acceso exclusivo por inodo no es eficiente</text:p>
      <text:p text:style-name="P41">Solucion: token de escritura compartida y escritura</text:p>
      <text:p text:style-name="P41">- Escrituras usan token de escritura compartida</text:p>
      <text:p text:style-name="P41"><text:s text:c="2"/>Cada noda modifica su copia del inodo</text:p>
      <text:p text:style-name="P41">- Ciertas operaciones requieren token escritura exclusiva</text:p>
      <text:p text:style-name="P41"><text:s/>Se revocan tokens de escritura compartida</text:p>
      <text:p text:style-name="P41"><text:s/>Cada NC afectada vuelca su copia del inodo y se mezclan</text:p>
      <text:p text:style-name="P41"/>
      <text:p text:style-name="P41"/>
      <text:p text:style-name="P41">Metanodo de un fichero</text:p>
      <text:p text:style-name="P41">NC elegido como metanodo (MN) de un fichero</text:p>
      <text:p text:style-name="P41">- Es el unico que lee/escribe su inodo al disco</text:p>
      <text:p text:style-name="P41">Primer acceso a fichero F en un NC contacta con GT</text:p>
      <text:p text:style-name="P41">- Ademas de pedirle tokens de bytes de rangos Y de nodo</text:p>
      <text:p text:style-name="P41">- Le solicita token de metanodo (se ofrece como MN para F)</text:p>
      <text:p text:style-name="P41">- NOTA: se piden todos los tokens con un unico mensaje a GT</text:p>
      <text:p text:style-name="P41">Periodicamente y cuando se revoca token, envía su copia a MN</text:p>
      <text:p text:style-name="P41">NC deja rol de MN para F cuando deje ese Nodo</text:p>
      <text:p text:style-name="P41"/>
      <text:p text:style-name="P41"/>
      <text:p text:style-name="P41">Google File System</text:p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04:19:31.063666679</meta:creation-date>
    <dc:date>2020-04-26T21:58:05.983978006</dc:date>
    <meta:editing-duration>PT10H6M15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537" meta:word-count="3898" meta:character-count="24688" meta:non-whitespace-character-count="20948"/>
  </office:meta>
</office:document-meta>
</file>